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84cm" table:align="left" style:writing-mode="lr-tb"/>
    </style:style>
    <style:style style:name="Tabla1.A" style:family="table-column">
      <style:table-column-properties style:column-width="3.81cm"/>
    </style:style>
    <style:style style:name="Tabla1.B" style:family="table-column">
      <style:table-column-properties style:column-width="11.774cm"/>
    </style:style>
    <style:style style:name="Tabla1.A1" style:family="table-cell">
      <style:table-cell-properties fo:background-color="transparent" fo:padding="0.097cm" fo:border-left="0.018cm solid #000000" fo:border-right="none" fo:border-top="0.018cm solid #000000" fo:border-bottom="0.018cm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018cm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018cm solid #000000" fo:border-right="none" fo:border-top="none" fo:border-bottom="0.018cm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page">
        <style:background-image/>
      </style:table-cell-properties>
    </style:style>
    <style:style style:name="Tabla2" style:family="table">
      <style:table-properties style:width="15.596cm" fo:margin-left="0cm" fo:margin-right="-0.007cm" table:align="margins" style:writing-mode="lr-tb"/>
    </style:style>
    <style:style style:name="Tabla2.A" style:family="table-column">
      <style:table-column-properties style:column-width="3.787cm" style:rel-column-width="15913*"/>
    </style:style>
    <style:style style:name="Tabla2.B" style:family="table-column">
      <style:table-column-properties style:column-width="11.809cm" style:rel-column-width="49622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B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Heading_20_1" style:master-page-name="First_20_Page">
      <style:paragraph-properties style:page-number="auto"/>
    </style:style>
    <style:style style:name="P6" style:family="paragraph" style:parent-style-name="Heading_20_2">
      <style:paragraph-properties fo:break-before="pag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026904971512227704" text:style-name="Outline">
        <text:list-item>
          <text:h text:style-name="P5" text:outline-level="1">Medium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Link imprescindibles</text:p>
      <text:p text:style-name="Standard"/>
      <text:p text:style-name="Standard">F.Creación:4-12-2018</text:p>
      <text:p text:style-name="Standard"/>
      <text:p text:style-name="P1"/>
      <text:p text:style-name="P1"/>
      <text:list xml:id="list339545399" text:continue-numbering="true" text:style-name="Outline">
        <text:list-item>
          <text:list>
            <text:list-item>
              <text:h text:style-name="P6" text:outline-level="2"/>
            </text:list-item>
          </text:list>
        </text:list-item>
      </text:list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Link</text:p>
          </table:table-cell>
          <table:table-cell table:style-name="Tabla1.B1" office:value-type="string">
            <text:p text:style-name="P3">Descripción</text:p>
          </table:table-cell>
        </table:table-row>
        <table:table-row>
          <table:table-cell table:style-name="Tabla1.A2" office:value-type="string">
            <text:p text:style-name="P1">bloc</text:p>
          </table:table-cell>
          <table:table-cell table:style-name="Tabla1.B2" office:value-type="string">
            <text:p text:style-name="Table_20_Contents"><text:a xlink:type="simple" xlink:href="https://medium.com/flutter-community/flutter-login-tutorial-with-flutter-bloc-ea606ef701ad" text:style-name="Internet_20_link" text:visited-style-name="Visited_20_Internet_20_Link">login y bloc </text:a></text:p>
          </table:table-cell>
        </table:table-row>
        <table:table-row>
          <table:table-cell table:style-name="Tabla1.A2" office:value-type="string">
            <text:p text:style-name="P1">canal</text:p>
          </table:table-cell>
          <table:table-cell table:style-name="Tabla1.B2" office:value-type="string">
            <text:p text:style-name="Table_20_Contents"><text:a xlink:type="simple" xlink:href="https://www.youtube.com/flutterdev" text:style-name="Internet_20_link" text:visited-style-name="Visited_20_Internet_20_Link">canal de flutter</text:a></text:p>
          </table:table-cell>
        </table:table-row>
        <table:table-row>
          <table:table-cell table:style-name="Tabla1.A2" office:value-type="string">
            <text:p text:style-name="P1">Animation</text:p>
          </table:table-cell>
          <table:table-cell table:style-name="Tabla1.B2" office:value-type="string">
            <text:p text:style-name="Table_20_Contents"><text:a xlink:type="simple" xlink:href="https://medium.com/@duytq94/facebook-reactions-with-flutter-9019ce8b95b8" text:style-name="Internet_20_link" text:visited-style-name="Visited_20_Internet_20_Link">Reaction con flutter</text:a></text:p>
          </table:table-cell>
        </table:table-row>
        <table:table-row>
          <table:table-cell table:style-name="Tabla1.A2" office:value-type="string">
            <text:p text:style-name="P1">codificaión</text:p>
          </table:table-cell>
          <table:table-cell table:style-name="Tabla1.B2" office:value-type="string">
            <text:p text:style-name="Table_20_Contents"><text:a xlink:type="simple" xlink:href="https://codingwithflutter.com/" text:style-name="Internet_20_link" text:visited-style-name="Visited_20_Internet_20_Link">andreas</text:a></text:p>
          </table:table-cell>
        </table:table-row>
        <table:table-row>
          <table:table-cell table:style-name="Tabla1.A2" office:value-type="string">
            <text:p text:style-name="P1">Compilacion </text:p>
          </table:table-cell>
          <table:table-cell table:style-name="Tabla1.B2" office:value-type="string">
            <text:p text:style-name="Table_20_Contents"><text:a xlink:type="simple" xlink:href="../Múltiples%20variantes" text:style-name="Internet_20_link" text:visited-style-name="Visited_20_Internet_20_Link">MULTIPLES VARIANTES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@afegbua/flutter-thursday-app-dashboard-565df2aab12c" text:style-name="Internet_20_link" text:visited-style-name="Visited_20_Internet_20_Link">dashboard</text:a></text:p>
          </table:table-cell>
        </table:table-row>
        <table:table-row>
          <table:table-cell table:style-name="Tabla1.A2" office:value-type="string">
            <text:p text:style-name="P1">Descripcion</text:p>
          </table:table-cell>
          <table:table-cell table:style-name="Tabla1.B2" office:value-type="string">
            <text:p text:style-name="Table_20_Contents"><text:a xlink:type="simple" xlink:href="https://medium.com/flutter-community/in-plain-english-so-what-the-heck-is-flutter-and-why-is-it-a-big-deal-7a6dc926b34a" text:style-name="Internet_20_link" text:visited-style-name="Visited_20_Internet_20_Link">Palabras simples</text:a></text:p>
            <text:p text:style-name="Table_20_Contents"/>
          </table:table-cell>
        </table:table-row>
        <table:table-row>
          <table:table-cell table:style-name="Tabla1.A2" office:value-type="string">
            <text:p text:style-name="P1">firebase</text:p>
          </table:table-cell>
          <table:table-cell table:style-name="Tabla1.B2" office:value-type="string">
            <text:p text:style-name="Table_20_Contents"><text:a xlink:type="simple" xlink:href="https://medium.com/exploring-android/serving-web-pages-with-firebase-hosting-e8645f1161b5" text:style-name="Internet_20_link" text:visited-style-name="Visited_20_Internet_20_Link">sirviendo páginas web con firebase hosting</text:a></text:p>
          </table:table-cell>
        </table:table-row>
        <table:table-row>
          <table:table-cell table:style-name="Tabla1.A2" office:value-type="string">
            <text:p text:style-name="P1">Sincronis</text:p>
          </table:table-cell>
          <table:table-cell table:style-name="Tabla1.B2" office:value-type="string">
            <text:p text:style-name="Table_20_Contents"><text:a xlink:type="simple" xlink:href="https://medium.com/mindorks/do-it-asynchronously-but-intelligently-35004312c291" text:style-name="Internet_20_link" text:visited-style-name="Visited_20_Internet_20_Link">Sincronia inteligente</text:a></text:p>
          </table:table-cell>
        </table:table-row>
        <table:table-row>
          <table:table-cell table:style-name="Tabla1.A2" office:value-type="string">
            <text:p text:style-name="P1">Sin soporte</text:p>
          </table:table-cell>
          <table:table-cell table:style-name="Tabla1.B2" office:value-type="string">
            <text:p text:style-name="Table_20_Contents"><text:a xlink:type="simple" xlink:href="https://medium.com/flutter-io/flutter-on-raspberry-pi-mostly-from-scratch-2824c5e7dcb1" text:style-name="Internet_20_link" text:visited-style-name="Visited_20_Internet_20_Link">Raspberry</text:a></text:p>
          </table:table-cell>
        </table:table-row>
        <table:table-row>
          <table:table-cell table:style-name="Tabla1.A2" office:value-type="string">
            <text:p text:style-name="P1">sqlite</text:p>
          </table:table-cell>
          <table:table-cell table:style-name="Tabla1.B2" office:value-type="string">
            <text:p text:style-name="Table_20_Contents"><text:a xlink:type="simple" xlink:href="https://medium.com/flutter-community/using-sqlite-in-flutter-187c1a82e8b" text:style-name="Internet_20_link" text:visited-style-name="Visited_20_Internet_20_Link">sqlite en flutter</text:a></text:p>
          </table:table-cell>
        </table:table-row>
        <table:table-row>
          <table:table-cell table:style-name="Tabla1.A2" office:value-type="string">
            <text:p text:style-name="P1">tab</text:p>
          </table:table-cell>
          <table:table-cell table:style-name="Tabla1.B2" office:value-type="string">
            <text:p text:style-name="Table_20_Contents"><text:a xlink:type="simple" xlink:href="https://flutterdoc.com/native-flutter-experiences-tabbed-navigation-a1a2e6d21ac2" text:style-name="Internet_20_link" text:visited-style-name="Visited_20_Internet_20_Link">tab</text:a></text:p>
          </table:table-cell>
        </table:table-row>
        <table:table-row>
          <table:table-cell table:style-name="Tabla1.A2" office:value-type="string">
            <text:p text:style-name="P1">Test</text:p>
          </table:table-cell>
          <table:table-cell table:style-name="Tabla1.B2" office:value-type="string">
            <text:p text:style-name="Table_20_Contents"><text:a xlink:type="simple" xlink:href="https://medium.com/coding-with-flutter/take-your-flutter-tests-to-the-next-level-e2fb15641809" text:style-name="Internet_20_link" text:visited-style-name="Visited_20_Internet_20_Link">Test al siguiente nivel</text:a></text:p>
            <text:p text:style-name="Table_20_Contents"><text:a xlink:type="simple" xlink:href="https://medium.com/@domesticmouse/adding-testing-to-a-flutter-app-8a0b2dd8bcf2" text:style-name="Internet_20_link" text:visited-style-name="Visited_20_Internet_20_Link">agregado test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devtrailsio/how-to-become-a-better-software-developer-dd16072c974e" text:style-name="Internet_20_link" text:visited-style-name="Visited_20_Internet_20_Link">Como ser un mejor desarrollador</text:a></text:p>
            <text:p text:style-name="Table_20_Contents"><text:a xlink:type="simple" xlink:href="https://edit.theappbusiness.com/flutter-the-skys-the-limit-84887c8f650d" text:style-name="Internet_20_link" text:visited-style-name="Visited_20_Internet_20_Link">el cielo es el límite</text:a></text:p>
            <text:p text:style-name="Table_20_Contents"><text:a xlink:type="simple" xlink:href="https://medium.com/wordsthatmatter/why-truth-is-james-comey-s-word-of-the-year-726e99434d6c" text:style-name="Internet_20_link" text:visited-style-name="Visited_20_Internet_20_Link">sobre la verdad</text:a></text:p>
            <text:p text:style-name="Table_20_Contents"><text:a xlink:type="simple" xlink:href="https://medium.com/coding-with-flutter/my-2018-year-in-review-with-flutter-3ddb259c1baa" text:style-name="Internet_20_link" text:visited-style-name="Visited_20_Internet_20_Link">2018 de andreas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flutter-community/developing-and-debugging-flutter-apps-for-ios-without-a-mac-8d362a8ec667?fbclid=IwAR35TaV3GwQpjX1dQ-5UyLfyZQ77Lk1R2MU68Uf9qmd4gwDjTUzHpOM812A" text:style-name="Internet_20_link" text:visited-style-name="Visited_20_Internet_20_Link">Progrmar para aifon sin mac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@CodingDoug/whats-the-relationship-between-firebase-and-google-cloud-57e268a7ff6f" text:style-name="Internet_20_link" text:visited-style-name="Visited_20_Internet_20_Link">Furebase y google cloud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expertise.jetruby.com/firebase-cloud-storage-how-to-and-use-case-dd9810fe041b" text:style-name="Internet_20_link" text:visited-style-name="Visited_20_Internet_20_Link">firebase y cloud storage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hackernoon.com/make-predictions-on-a-custom-automl-model-with-cloud-functions-and-firebase-ec3868a1671b" text:style-name="Internet_20_link" text:visited-style-name="Visited_20_Internet_20_Link">predicciones sobre cloud function</text:a></text:p>
          </table:table-cell>
        </table:table-row>
        <text:soft-page-break/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google-developers/firebase-google-cloud-whats-different-with-cloud-functions-612d9e1e89cb" text:style-name="Internet_20_link" text:visited-style-name="Visited_20_Internet_20_Link">cloud function</text:a></text:p>
          </table:table-cell>
        </table:table-row>
        <table:table-row>
          <table:table-cell table:style-name="Tabla1.A2" office:value-type="string">
            <text:p text:style-name="P1">mac</text:p>
          </table:table-cell>
          <table:table-cell table:style-name="Tabla1.B2" office:value-type="string">
            <text:p text:style-name="Table_20_Contents"><text:a xlink:type="simple" xlink:href="https://medium.com/mindorks/flutter-getting-started-with-vscode-setup-for-mac-9c8fdef98962?fbclid=IwAR116jA_geDdiuAR_BLOHrO1jih2nK8VGOskWWS9KYX0fpcHHWgVjjvz3zM" text:style-name="Internet_20_link" text:visited-style-name="Visited_20_Internet_20_Link">Instalaciòn de flutter sobre mac</text:a>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/>
          </table:table-cell>
          <table:table-cell table:style-name="Tabla2.B1" office:value-type="string">
            <text:p text:style-name="Table_20_Contents"><text:a xlink:type="simple" xlink:href="https://medium.com/flutter-community/cicd-for-flutter-fdc07fe52abd" text:style-name="Internet_20_link" text:visited-style-name="Visited_20_Internet_20_Link">cicd</text:a>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><text:a xlink:type="simple" xlink:href="https://proandroiddev.com/mocking-a-server-with-firebase-3b4376ce3596" text:style-name="Internet_20_link" text:visited-style-name="Visited_20_Internet_20_Link">Hacer un servidor con Firebase</text:a>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><text:a xlink:type="simple" xlink:href="https://medium.com/flutter-community/flutter-mlkit-8039ec66b6a" text:style-name="Internet_20_link" text:visited-style-name="Visited_20_Internet_20_Link">flutter y milkit</text:a> <text:s/>Lee una tarjeta de visita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><text:a xlink:type="simple" xlink:href="https://medium.com/flutter-community/a-deep-dive-into-pageview-in-flutter-with-custom-transitions-581d9ea6dded" text:style-name="Internet_20_link" text:visited-style-name="Visited_20_Internet_20_Link">PageView</text:a>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><text:a xlink:type="simple" xlink:href="https://medium.com/@sethladd/installing-flutter-on-a-mac-13a26340f80a" text:style-name="Internet_20_link" text:visited-style-name="Visited_20_Internet_20_Link">Instalando flutter sobre mac</text:a>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><text:a xlink:type="simple" xlink:href="https://medium.com/flutterpub" text:style-name="Internet_20_link" text:visited-style-name="Visited_20_Internet_20_Link">medium flutter pub</text:a>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><text:a xlink:type="simple" xlink:href="https://medium.com/flutterpub/enabling-firebase-cloud-messaging-push-notifications-with-flutter-39b08f2ed723" text:style-name="Internet_20_link" text:visited-style-name="Visited_20_Internet_20_Link">push firebase y flutter</text:a>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</table:table>
      <text:p text:style-name="P2"/>
      <text:list xml:id="list124794287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loext:contextual-spacing="false" fo:margin-top="0.071cm" fo:margin-bottom="0cm" fo:keep-together="always" fo:keep-with-next="always"/>
      <style:text-properties fo:color="#2e74b5" style:font-name="Calibri Light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loext:contextual-spacing="false" fo:margin-top="0.106cm" fo:margin-bottom="0.106cm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loext:contextual-spacing="false" fo:margin-top="0.106cm" fo:margin-bottom="0.106cm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loext:contextual-spacing="false" fo:margin-top="0.106cm" fo:margin-bottom="0.106cm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4_20_Car" style:display-name="Título 4 Car" style:family="text" style:parent-style-name="Default_20_Paragraph_20_Font">
      <style:text-properties fo:color="#2e74b5" style:font-name="Calibri Light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 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meta:editing-cycles>105</meta:editing-cycles>
    <meta:creation-date>2018-03-07T12:45:00</meta:creation-date>
    <dc:date>2019-02-26T11:09:39</dc:date>
    <meta:editing-duration>P5DT18M</meta:editing-duration>
    <meta:generator>OpenOffice/4.1.6$Unix OpenOffice.org_project/416m1$Build-9790</meta:generator>
    <dc:creator>Máximo Meza</dc:creator>
    <meta:document-statistic meta:table-count="2" meta:image-count="0" meta:object-count="0" meta:page-count="3" meta:paragraph-count="51" meta:word-count="129" meta:character-count="8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